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co1" style:family="table-column">
      <style:table-column-properties style:column-width="8.464cm" style:use-optimal-column-width="false"/>
    </style:style>
    <style:style style:name="co2" style:family="table-column">
      <style:table-column-properties style:column-width="8.471cm" style:use-optimal-column-width="false"/>
    </style:style>
    <style:style style:name="ro1" style:family="table-row">
      <style:table-row-properties style:row-height="2.539cm"/>
    </style:style>
    <style:style style:name="ro2" style:family="table-row">
      <style:table-row-properties style:row-height="2.544cm"/>
    </style:style>
    <style:style style:name="ce1" style:family="table-cell">
      <style:graphic-properties style:repeat="repeat"/>
      <style:text-properties fo:color="#ffffff" fo:font-size="32pt" style:font-size-asian="32pt" style:font-size-complex="32pt"/>
    </style:style>
    <style:style style:name="ce2" style:family="table-cell">
      <style:graphic-properties style:repeat="repeat"/>
      <style:text-properties fo:color="#ffffff"/>
    </style:style>
    <style:style style:name="ce3" style:family="table-cell">
      <style:graphic-properties style:repeat="repeat"/>
    </style:style>
    <style:style style:name="P1" style:family="paragraph">
      <style:text-properties fo:color="#ffffff" fo:font-size="32pt" style:font-size-asian="32pt" style:font-size-complex="32pt"/>
    </style:style>
    <style:style style:name="P2" style:family="paragraph">
      <style:text-properties fo:color="#ffffff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<text:s/>Python package dpkt</text:p>
          </draw:text-box>
        </draw:frame>
        <draw:frame presentation:style-name="pr2" draw:layer="layout" svg:width="25.199cm" svg:height="13.609cm" svg:x="1.4cm" svg:y="5.039cm" presentation:class="subtitle">
          <draw:text-box>
            <text:p>Jeff Silverma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The dpkt paradigm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Start with link level (ethernet) packets</text:p>
              </text:list-item>
              <text:list-item>
                <text:p>The data of the ethernet packet magically turns into an IPv4, IPv6, or IPX packet. <text:s/>Other possibilities exist</text:p>
              </text:list-item>
              <text:list-item>
                <text:p>The data of the IPv4 or the IPv6 magically turns into a TCP, UDP, or SCTP packet. <text:s/>Other possibilities exist.</text:p>
              </text:list-item>
              <text:list-item>
                <text:p>The data of a TCP packet can magically turn into an HTTP object or something els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8">
        <draw:frame presentation:style-name="pr4" draw:layer="layout" svg:width="25.199cm" svg:height="3.507cm" svg:x="1.4cm" svg:y="0.837cm" presentation:class="title">
          <draw:text-box>
            <text:p>How dpkt fits into the IP stack</text:p>
          </draw:text-box>
        </draw:frame>
        <draw:frame draw:style-name="gr2" draw:layer="layout" svg:width="25.199cm" svg:height="13.859cm" svg:x="1.4cm" svg:y="4.914cm" presentation:class="table" presentation:placeholder="true">
          <draw:object xlink:href="" xlink:type="simple" xlink:show="embed" xlink:actuate="onLoad"/>
        </draw:frame>
        <draw:frame draw:style-name="standard" draw:layer="layout" svg:width="25.398cm" svg:height="12.935cm" svg:x="1.27cm" svg:y="5.715cm">
          <table:table table:template-name="bw" table:use-first-row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IP protocol stack</text:span></text:p>
              </table:table-cell>
              <table:table-cell table:style-name="ce2">
                <text:p text:style-name="P2"><text:span text:style-name="T1">Example</text:span><text:span text:style-name="T2"> </text:span><text:span text:style-name="T1">Services</text:span></text:p>
              </table:table-cell>
              <table:table-cell>
                <text:p text:style-name="P1"><text:span text:style-name="T1">dpkt programs</text:span></text:p>
              </table:table-cell>
            </table:table-row>
            <table:table-row table:style-name="ro1" table:default-cell-style-name="ce3">
              <table:table-cell>
                <text:p>Application layer</text:p>
              </table:table-cell>
              <table:table-cell>
                <text:p>HTTP, telnet, SMTP, VOIP</text:p>
              </table:table-cell>
              <table:table-cell>
                <text:p>http.py, telnet.py, h225.py</text:p>
              </table:table-cell>
            </table:table-row>
            <table:table-row table:style-name="ro1" table:default-cell-style-name="ce3">
              <table:table-cell>
                <text:p>Transport layer</text:p>
              </table:table-cell>
              <table:table-cell>
                <text:p>TCP, <text:s/>UDP, SCTP, </text:p>
              </table:table-cell>
              <table:table-cell>
                <text:p>tcp.py, udp.py, sctp.py</text:p>
              </table:table-cell>
            </table:table-row>
            <table:table-row table:style-name="ro1" table:default-cell-style-name="ce3">
              <table:table-cell>
                <text:p>Internet layer</text:p>
              </table:table-cell>
              <table:table-cell>
                <text:p>IPv4, IPv6</text:p>
              </table:table-cell>
              <table:table-cell>
                <text:p>ip.py, ip6.py, ipx.py, arp.py</text:p>
              </table:table-cell>
            </table:table-row>
            <table:table-row table:style-name="ro2" table:default-cell-style-name="ce3">
              <table:table-cell>
                <text:p>Link layer</text:p>
              </table:table-cell>
              <table:table-cell>
                <text:p>Ethernet, wireless, serial</text:p>
              </table:table-cell>
              <table:table-cell>
                <text:p>ethernet.py, ppp.py, pppoe.py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Sample application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HTTP decoder</text:p>
              </text:list-item>
              <text:list-item>
                <text:p>Ethernet host finder and IP address checker</text:p>
              </text:list-item>
              <text:list-item>
                <text:p>DNS decod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eff SIlverman</meta:initial-creator>
    <meta:creation-date>2011-06-01T20:23:08</meta:creation-date>
    <dc:date>2011-06-01T21:42:28</dc:date>
    <dc:creator>Jeff SIlverman</dc:creator>
    <meta:editing-duration>PT01H19M21S</meta:editing-duration>
    <meta:editing-cycles>4</meta:editing-cycles>
    <meta:generator>OpenOffice.org/3.2$Linux OpenOffice.org_project/320m12$Build-9483</meta:generator>
    <meta:document-statistic meta:object-count="38"/>
  </office:meta>
</office:document-meta>
</file>